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c03568"/>
    </style:style>
    <style:style style:name="P2" style:family="paragraph" style:parent-style-name="Text_20_body">
      <style:text-properties officeooo:paragraph-rsid="00c20787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c03568" style:font-name-asian="Liberation Serif"/>
    </style:style>
    <style:style style:name="T3" style:family="text">
      <style:text-properties style:font-name="Liberation Serif" officeooo:rsid="00c20787" style:font-name-asian="Liberation Serif"/>
    </style:style>
    <style:style style:name="T4" style:family="text">
      <style:text-properties style:font-name="Liberation Serif" officeooo:rsid="00c20787" style:font-name-asian="Liberation Serif" style:font-name-complex="Liberation Mono"/>
    </style:style>
    <style:style style:name="T5" style:family="text">
      <style:text-properties officeooo:rsid="00c207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1. python类每个函数都可能通过self.varable的方式定义类的属性。如果某成员变量没在—init—函数中定义而在成员函数中定义，且该成员函数未被调用时，这个成员变量将不能被其他函数使用，只有该成员函数被调用后该成员变量才会生效</text:span></text:span><text:span text:style-name="Source_20_Text"><text:span text:style-name="T1">。</text:span></text:span></text:p>
      <text:p text:style-name="P2"><text:span text:style-name="Source_20_Text"><text:span text:style-name="T4">2</text:span></text:span><text:span text:style-name="Source_20_Text"><text:span text:style-name="T2">. 如果需要运行的某个python文件调用了其他文件夹中的某个python文件，而被调用的文件又包含了它所在目录的其他python文件，则在导入文件时其路径应该从要运行的python文件所在目录进行计算而不是按照被调用的文件的路径去计算</text:span></text:span><text:span text:style-name="Source_20_Text"><text:span text:style-name="T1">。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23T17:16:03.435677227</dc:date>
    <meta:editing-duration>PT9H54M43S</meta:editing-duration>
    <meta:editing-cycles>167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96" meta:character-count="241" meta:non-whitespace-character-count="239"/>
  </office:meta>
</office:document-meta>
</file>